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text-properties fo:font-weight="bold" officeooo:rsid="000163d5" officeooo:paragraph-rsid="0004935b" fo:background-color="transparent" style:font-weight-asian="bold" style:font-weight-complex="bold"/>
    </style:style>
    <style:style style:name="P2" style:family="paragraph" style:parent-style-name="Standard">
      <style:text-properties fo:font-weight="bold" officeooo:rsid="000163d5" officeooo:paragraph-rsid="000163d5" fo:background-color="transparent" style:font-weight-asian="bold" style:font-weight-complex="bold"/>
    </style:style>
    <style:style style:name="P3" style:family="paragraph" style:parent-style-name="Standard">
      <style:text-properties fo:font-weight="normal" officeooo:rsid="000163d5" officeooo:paragraph-rsid="0002b4c0" fo:background-color="transparent" style:font-weight-asian="normal" style:font-weight-complex="normal"/>
    </style:style>
    <style:style style:name="P4" style:family="paragraph" style:parent-style-name="Standard">
      <style:text-properties style:text-underline-style="solid" style:text-underline-width="auto" style:text-underline-color="font-color" fo:font-weight="bold" officeooo:rsid="000163d5" officeooo:paragraph-rsid="0004935b" fo:background-color="transparent" style:font-weight-asian="bold" style:font-weight-complex="bold"/>
    </style:style>
    <style:style style:name="P5" style:family="paragraph" style:parent-style-name="Standard">
      <style:text-properties style:text-underline-style="solid" style:text-underline-width="auto" style:text-underline-color="font-color" fo:font-weight="bold" officeooo:rsid="000163d5" officeooo:paragraph-rsid="000163d5" fo:background-color="transparent" style:font-weight-asian="bold" style:font-weight-complex="bold"/>
    </style:style>
    <style:style style:name="P6" style:family="paragraph" style:parent-style-name="Standard">
      <style:text-properties style:text-underline-style="none" fo:font-weight="normal" officeooo:rsid="000163d5" officeooo:paragraph-rsid="0002b4c0" style:font-weight-asian="normal" style:font-weight-complex="normal"/>
    </style:style>
    <style:style style:name="P7" style:family="paragraph" style:parent-style-name="Standard">
      <style:text-properties style:text-underline-style="none" fo:font-weight="bold" officeooo:rsid="0002b4c0" officeooo:paragraph-rsid="0002b4c0" style:font-weight-asian="bold" style:font-weight-complex="bold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style:text-underline-style="none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04935b" style:font-weight-asian="normal" style:font-weight-complex="normal"/>
    </style:style>
    <style:style style:name="T5" style:family="text">
      <style:text-properties style:text-underline-style="none" fo:font-weight="normal" style:font-weight-asian="normal" style:font-weight-complex="normal" fo:background-color="#ffffff"/>
    </style:style>
    <style:style style:name="T6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7" style:family="text">
      <style:text-properties style:text-underline-style="none" fo:font-weight="normal" fo:background-color="#ffff00" loext:char-shading-value="0" style:font-weight-asian="normal" style:font-weight-complex="normal"/>
    </style:style>
    <style:style style:name="T8" style:family="text">
      <style:text-properties style:text-underline-style="none" fo:font-weight="bold" style:font-weight-asian="bold" style:font-weight-complex="bold"/>
    </style:style>
    <style:style style:name="T9" style:family="text">
      <style:text-properties style:text-underline-style="none" officeooo:rsid="000413e8"/>
    </style:style>
    <style:style style:name="T10" style:family="text">
      <style:text-properties style:text-underline-style="solid" style:text-underline-width="auto" style:text-underline-color="font-color" fo:font-weight="bold" style:font-weight-asian="bold" style:font-weight-complex="bold"/>
    </style:style>
    <style:style style:name="T11" style:family="text">
      <style:text-properties style:text-underline-style="solid" style:text-underline-width="auto" style:text-underline-color="font-color" fo:font-weight="bold" officeooo:rsid="00043c27" style:font-weight-asian="bold" style:font-weight-complex="bold"/>
    </style:style>
    <style:style style:name="T12" style:family="text">
      <style:text-properties style:text-underline-style="solid" style:text-underline-width="auto" style:text-underline-color="font-color" fo:font-weight="bold" style:font-weight-asian="bold" style:font-weight-complex="bold" fo:background-color="#ffffff"/>
    </style:style>
    <style:style style:name="T13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4" style:family="text">
      <style:text-properties style:text-underline-style="solid" style:text-underline-width="auto" style:text-underline-color="font-color" fo:font-weight="bold" fo:background-color="#ffff00" loext:char-shading-value="0" style:font-weight-asian="bold" style:font-weight-complex="bold"/>
    </style:style>
    <style:style style:name="T15" style:family="text">
      <style:text-properties officeooo:rsid="0004935b"/>
    </style:style>
    <style:style style:name="T16" style:family="text">
      <style:text-properties fo:background-color="#ffff00" loext:char-shading-value="0"/>
    </style:style>
    <style:style style:name="T17" style:family="text">
      <style:text-properties fo:background-color="#ffff00" loext:char-shading-value="0"/>
    </style:style>
    <style:style style:name="T18" style:family="text">
      <style:text-properties fo:background-color="#ffffff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7">1FN</text:p>
      <text:p text:style-name="P6"/>
      <text:p text:style-name="P3"><text:span text:style-name="T10">codCaracteristica</text:span><text:span text:style-name="T2">, descripcionCaracteristica, </text:span><text:span text:style-name="T10">codEspecie</text:span><text:span text:style-name="T2">, nombreEspecie, </text:span><text:span text:style-name="T10">codPeriodoMigratorio</text:span><text:span text:style-name="T2">, descripcionPeriodoMigratorio, codDispositivo, descripcionDispositivo, </text:span><text:span text:style-name="T10">codIndividuo</text:span><text:span text:style-name="T2">, peso, dimensiones, codUbicacion, descripcionUbicacion, codTorreta, </text:span><text:span text:style-name="T10">fechaHora</text:span><text:span text:style-name="T11">EntradaSalida</text:span><text:span text:style-name="T2">, entra, codProvincia, descripcionProvincia, </text:span><text:span text:style-name="T10">codBiologo</text:span><text:span text:style-name="T2">, nombreBiologo, direccion, fechaTitulacion, codPronostico, </text:span><text:span text:style-name="T10">codPronostico</text:span><text:span text:style-name="T2">, codValoracion, <text:s/>codPronostico, </text:span><text:span text:style-name="T9">d</text:span><text:span text:style-name="T2">escripcionValoracion</text:span></text:p>
      <text:p text:style-name="P3"><text:span text:style-name="T2"/></text:p>
      <text:p text:style-name="P1"><text:span text:style-name="T15">2</text:span>FN</text:p>
      <text:p text:style-name="P4"><text:span text:style-name="T3"/></text:p>
      <text:p text:style-name="P4">codEspecie<text:span text:style-name="T3">, </text:span>codCaracteristica<text:span text:style-name="T3">, descripcionCaracteristica</text:span></text:p>
      <text:p text:style-name="P4"/>
      <text:p text:style-name="P4">codEspecie<text:span text:style-name="T3">, nombreEspecie</text:span></text:p>
      <text:p text:style-name="P4"><text:span text:style-name="T3"/></text:p>
      <text:p text:style-name="P4">codPeriodoMigratorio<text:span text:style-name="T3">, </text:span>codEspecie</text:p>
      <text:p text:style-name="P4"/>
      <text:p text:style-name="P4">codPeriodoMigratorio<text:span text:style-name="T3">, descripcionPeriodoMigratorio</text:span></text:p>
      <text:p text:style-name="P4"><text:span text:style-name="T3"/></text:p>
      <text:p text:style-name="P4">codIndividuo<text:span text:style-name="T3">, peso, dimensiones, codEspecie, codDispositivo, </text:span><text:span text:style-name="T4">descripcionDispositivo</text:span></text:p>
      <text:p text:style-name="P4"><text:span text:style-name="T3"/></text:p>
      <text:p text:style-name="P4">fechaHora<text:span text:style-name="T3">, entra, codIndividuo, </text:span><text:span text:style-name="T4">codTorreta, </text:span><text:span text:style-name="T3">codUbicacion, </text:span><text:span text:style-name="T4">descripcionUbicacion</text:span><text:span text:style-name="T3">, codPeriodoMigratorio</text:span></text:p>
      <text:p text:style-name="P4"><text:span text:style-name="T3"/></text:p>
      <text:p text:style-name="P4">codBiologo<text:span text:style-name="T3">, nombreBiologo, direccion, fechaTitulacion, codProvincia, </text:span><text:span text:style-name="T4">descripcionProvincia</text:span></text:p>
      <text:p text:style-name="P4"><text:span text:style-name="T3"/></text:p>
      <text:p text:style-name="P4">codBiologo<text:span text:style-name="T3">, </text:span>codPronostico</text:p>
      <text:p text:style-name="P4"><text:span text:style-name="T3"/></text:p>
      <text:p text:style-name="P4">codPronostico<text:span text:style-name="T3">, codValoracion, descripcionValoracion</text:span></text:p>
      <text:p text:style-name="P4"><text:span text:style-name="T3"/></text:p>
      <text:p text:style-name="P4">codEspecie<text:span text:style-name="T3">, </text:span>codPronostico</text:p>
      <text:p text:style-name="P3"><text:span text:style-name="T2"/></text:p>
      <text:p text:style-name="P2">3FN</text:p>
      <text:p text:style-name="P5">codCaracteristica<text:span text:style-name="T3">, descripcionCaracteristica</text:span></text:p>
      <text:p text:style-name="P5"><text:span text:style-name="T3"/></text:p>
      <text:p text:style-name="P5">codEspecie<text:span text:style-name="T3">, </text:span>codCaracteristica</text:p>
      <text:p text:style-name="P5"><text:span text:style-name="T3"/></text:p>
      <text:p text:style-name="P5">codEspecie<text:span text:style-name="T3">, nombreEspecie</text:span></text:p>
      <text:p text:style-name="P5"><text:span text:style-name="T3"/></text:p>
      <text:p text:style-name="P5">codPeriodoMigratorio<text:span text:style-name="T3">, </text:span>codEspecie</text:p>
      <text:p text:style-name="P5"/>
      <text:p text:style-name="P5">codPeriodoMigratorio<text:span text:style-name="T3">, descripcionPeriodoMigratorio</text:span></text:p>
      <text:p text:style-name="P5"><text:span text:style-name="T3"/></text:p>
      <text:p text:style-name="P5">codDispositivo<text:span text:style-name="T3">, descripcionDispositivo</text:span></text:p>
      <text:p text:style-name="P5"><text:span text:style-name="T3"/></text:p>
      <text:p text:style-name="P5">codIndividuo<text:span text:style-name="T3">, peso, dimensiones, codEspecie, codDispositivo</text:span></text:p>
      <text:p text:style-name="P5"><text:span text:style-name="T3"/></text:p>
      <text:p text:style-name="P5">codUbicacion<text:span text:style-name="T3">, descripcionUbicacion</text:span></text:p>
      <text:p text:style-name="P5"><text:span text:style-name="T3"/></text:p>
      <text:p text:style-name="P5">codTorreta<text:span text:style-name="T3">, codUbicacion</text:span></text:p>
      <text:p text:style-name="P5"><text:span text:style-name="T3"/></text:p>
      <text:p text:style-name="P5">fechaHora<text:span text:style-name="T3">, entra, codIndividuo, </text:span><text:span text:style-name="T4">codTorreta</text:span><text:span text:style-name="T3">, codPeriodoMigratorio</text:span></text:p>
      <text:p text:style-name="P5"><text:soft-page-break/><text:span text:style-name="T3"/></text:p>
      <text:p text:style-name="P5">codProvincia<text:span text:style-name="T3">, descripcionProvincia</text:span></text:p>
      <text:p text:style-name="P5"><text:span text:style-name="T3"/></text:p>
      <text:p text:style-name="P5">codBiologo<text:span text:style-name="T3">, nombreBiologo, direccion, fechaTitulacion, codProvincia</text:span></text:p>
      <text:p text:style-name="P5"><text:span text:style-name="T3"/></text:p>
      <text:p text:style-name="P5">codBiologo<text:span text:style-name="T3">, </text:span>codPronostico</text:p>
      <text:p text:style-name="P5"><text:span text:style-name="T3"/></text:p>
      <text:p text:style-name="P5">codPronostico<text:span text:style-name="T3">, codValoracion</text:span></text:p>
      <text:p text:style-name="P5"><text:span text:style-name="T3"/></text:p>
      <text:p text:style-name="P5">codEspecie<text:span text:style-name="T3">, </text:span>codPronostico</text:p>
      <text:p text:style-name="P5"><text:span text:style-name="T3"/></text:p>
      <text:p text:style-name="P5">codValoracion<text:span text:style-name="T3">, descripcionValoracion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E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2-18T07:32:59.795000000</meta:creation-date>
    <dc:date>2020-02-18T08:04:10.948000000</dc:date>
    <meta:editing-duration>PT29M39S</meta:editing-duration>
    <meta:editing-cycles>4</meta:editing-cycles>
    <meta:generator>LibreOffice/6.2.4.2$Windows_X86_64 LibreOffice_project/2412653d852ce75f65fbfa83fb7e7b669a126d64</meta:generator>
    <meta:document-statistic meta:table-count="0" meta:image-count="0" meta:object-count="0" meta:page-count="2" meta:paragraph-count="30" meta:word-count="106" meta:character-count="1609" meta:non-whitespace-character-count="1532"/>
  </office:meta>
</office:document-meta>
</file>